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keep-with-next="always"/>
    </style:style>
    <style:style style:name="P2" style:family="paragraph" style:parent-style-name="Standard">
      <style:text-properties style:font-name="Times New Roman" fo:font-size="12pt" style:font-size-asian="12pt"/>
    </style:style>
    <style:style style:name="P3" style:family="paragraph" style:parent-style-name="Standard">
      <style:paragraph-properties fo:keep-with-next="always"/>
      <style:text-properties style:font-name="Times New Roman" fo:font-size="12pt" style:font-size-asian="12pt"/>
    </style:style>
    <style:style style:name="P4" style:family="paragraph" style:parent-style-name="Standard">
      <style:paragraph-properties fo:text-align="end" style:justify-single-word="false" style:writing-mode="lr-tb"/>
      <style:text-properties style:font-name="Times New Roman" fo:font-size="12pt" style:font-size-asian="12pt"/>
    </style:style>
    <style:style style:name="P5" style:family="paragraph" style:parent-style-name="Standard">
      <style:paragraph-properties fo:keep-with-next="always"/>
      <style:text-properties style:font-name="Times New Roman" fo:font-size="4pt" style:font-size-asian="4pt"/>
    </style:style>
    <style:style style:name="P6" style:family="paragraph" style:parent-style-name="Standard">
      <style:paragraph-properties fo:margin-left="3.81cm" fo:margin-right="0cm" fo:orphans="2" fo:widows="2" fo:text-indent="-3.81cm" style:auto-text-indent="false" fo:keep-with-next="always">
        <style:tab-stops>
          <style:tab-stop style:position="3.81cm"/>
        </style:tab-stops>
      </style:paragraph-properties>
    </style:style>
    <style:style style:name="P7" style:family="paragraph" style:parent-style-name="Standard">
      <style:paragraph-properties fo:margin-left="3.175cm" fo:margin-right="0cm" fo:orphans="2" fo:widows="2" fo:text-indent="-3.175cm" style:auto-text-indent="false" fo:keep-with-next="always">
        <style:tab-stops>
          <style:tab-stop style:position="3.175cm"/>
        </style:tab-stops>
      </style:paragraph-properties>
    </style:style>
    <style:style style:name="P8" style:family="paragraph" style:parent-style-name="Standard">
      <style:paragraph-properties fo:margin-left="1.27cm" fo:margin-right="0cm" fo:orphans="2" fo:widows="2" fo:text-indent="-1.27cm" style:auto-text-indent="false" fo:keep-with-next="always"/>
    </style:style>
    <style:style style:name="P9" style:family="paragraph" style:parent-style-name="Standard">
      <style:paragraph-properties fo:keep-with-next="always"/>
    </style:style>
    <style:style style:name="P10" style:family="paragraph" style:parent-style-name="Standard">
      <style:paragraph-properties fo:margin-left="1.27cm" fo:margin-right="0cm" fo:text-indent="-1.27cm" style:auto-text-indent="false" fo:keep-with-next="always"/>
    </style:style>
    <style:style style:name="P11" style:family="paragraph" style:parent-style-name="Standard">
      <style:paragraph-properties fo:margin-left="1.27cm" fo:margin-right="0cm" fo:text-indent="-1.27cm" style:auto-text-indent="false"/>
    </style:style>
    <style:style style:name="P12" style:family="paragraph" style:parent-style-name="Standard">
      <style:paragraph-properties>
        <style:tab-stops>
          <style:tab-stop style:position="16.51cm" style:type="right"/>
        </style:tab-stops>
      </style:paragraph-properties>
    </style:style>
    <style:style style:name="P13" style:family="paragraph" style:parent-style-name="Standard">
      <style:paragraph-properties fo:text-align="end" style:justify-single-word="false" style:writing-mode="lr-tb"/>
    </style:style>
    <style:style style:name="P14" style:family="paragraph" style:parent-style-name="Standard" style:master-page-name="First_20_Page">
      <style:paragraph-properties fo:text-align="center" style:justify-single-word="false" style:page-number="auto" fo:keep-with-next="always"/>
      <style:text-properties officeooo:rsid="000d53f0" officeooo:paragraph-rsid="000d53f0"/>
    </style:style>
    <style:style style:name="P15" style:family="paragraph" style:parent-style-name="Standard">
      <style:paragraph-properties fo:text-align="center" style:justify-single-word="false" fo:keep-with-next="always"/>
      <style:text-properties officeooo:rsid="000d53f0" officeooo:paragraph-rsid="000d53f0"/>
    </style:style>
    <style:style style:name="T1" style:family="text">
      <style:text-properties style:font-name="Times New Roman" fo:font-size="14pt" fo:font-weight="bold" style:font-size-asian="14pt" style:font-weight-asian="bold"/>
    </style:style>
    <style:style style:name="T2" style:family="text">
      <style:text-properties style:font-name="Times New Roman" fo:font-size="12pt" style:font-size-asian="12pt"/>
    </style:style>
    <style:style style:name="T3" style:family="text">
      <style:text-properties style:font-name="Times New Roman" fo:font-size="12pt" fo:font-weight="bold" style:font-size-asian="12pt" style:font-weight-asian="bold"/>
    </style:style>
    <style:style style:name="T4" style:family="text">
      <style:text-properties style:font-name="Times New Roman" fo:font-size="12pt" fo:font-style="italic" style:font-size-asian="12pt" style:font-style-asian="italic"/>
    </style:style>
    <style:style style:name="T5" style:family="text">
      <style:text-properties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Thomas Stephan Juzek</text:span></text:p>
      <text:p text:style-name="P5"/>
      <text:p text:style-name="P15"><text:span text:style-name="T1">Curriculum Vitae (Full)</text:span></text:p>
      <text:p text:style-name="P5"/>
      <text:p text:style-name="P1"><text:span text:style-name="T2">October 15, 2025</text:span></text:p>
      <text:p text:style-name="P5"/>
      <text:p text:style-name="P3"/>
      <text:p text:style-name="P1"><text:span text:style-name="T3">General Information</text:span></text:p>
      <text:p text:style-name="P2"/>
      <text:p text:style-name="P6"><text:span text:style-name="T2">University address:<text:tab/>Linguistics Program</text:span><text:line-break/><text:span text:style-name="T2">Department of Modern Languages and Linguistics</text:span><text:line-break/><text:span text:style-name="T2">College of Arts and Sciences</text:span><text:line-break/><text:span text:style-name="T2">Diffenbaugh</text:span><text:line-break/><text:span text:style-name="T2">Florida State University</text:span><text:line-break/><text:span text:style-name="T2">Tallahassee 32306-1540</text:span><text:line-break/><text:span text:style-name="T2">Phone: (850) 644-3727</text:span><text:line-break/></text:p>
      <text:p text:style-name="P6"><text:span text:style-name="T2">E-mail address:<text:tab/>tj22j@fsu.edu</text:span></text:p>
      <text:p text:style-name="P6"><text:span text:style-name="T2"><text:tab/>tjuzek@fsu.edu</text:span></text:p>
      <text:p text:style-name="P3"/>
      <text:p text:style-name="P6"><text:span text:style-name="T2">Web site:<text:tab/></text:span><text:a xlink:type="simple" xlink:href="https://mll.fsu.edu/person/tom-juzek" text:style-name="Default_20_Style" text:visited-style-name="Default_20_Style"><text:span text:style-name="T2">https://mll.fsu.edu/person/tom-juzek</text:span></text:a></text:p>
      <text:p text:style-name="P3"/>
      <text:p text:style-name="P2"/>
      <text:p text:style-name="P9"><text:span text:style-name="T3">Professional Preparation</text:span></text:p>
      <text:p text:style-name="P3"/>
      <text:p text:style-name="P7"><text:span text:style-name="T2">2016<text:tab/>PhD, University of Oxford, Oxford UK. Major: General linguistics and comparative philology. Experimental syntax and computational linguistics. Supervisor: Prof Mary Dalrymple and Dr Greg Kochanski. </text:span></text:p>
      <text:p text:style-name="P2"/>
      <text:p text:style-name="P7"><text:span text:style-name="T2">2010<text:tab/>MA, University of Bonn, Bonn GER. Major: Communication science and phonetics. Methodology and L2 acquisition. Supervisor: Prof Bernd Möbius. distinction. </text:span></text:p>
      <text:p text:style-name="P2"/>
      <text:p text:style-name="P7"><text:span text:style-name="T2">2009<text:tab/>MSt, University of Oxford, Oxford UK. Major: General linguistics and comparative philology. Syntax. Supervisor: Prof Mary Dalrymple. distinction. </text:span></text:p>
      <text:p text:style-name="P2"/>
      <text:p text:style-name="P7"><text:span text:style-name="T2">2008<text:tab/>MLitt, University of St Andrews, St Andrews UK. Major: Philosophy. Logic and philosophy of science. Supervisor: Prof Stephen Read. upper second. </text:span></text:p>
      <text:p text:style-name="P2"/>
      <text:p text:style-name="P2"/>
      <text:p text:style-name="P9"><text:span text:style-name="T3">Professional Experience</text:span></text:p>
      <text:p text:style-name="P3"/>
      <text:p text:style-name="P7"><text:span text:style-name="T2">2025–present<text:tab/>Courtesy Appointment, Scientific Computing, Florida State University. </text:span></text:p>
      <text:p text:style-name="P2"/>
      <text:p text:style-name="P7"><text:span text:style-name="T2">2022–present<text:tab/>Assistant Professor of Computational Linguistics, Linguistics Program, Florida State University. Application of computational approaches to natural language. Teaching and research position.</text:span></text:p>
      <text:p text:style-name="P2"/>
      <text:p text:style-name="P7"><text:soft-page-break/><text:span text:style-name="T2">2020–2022<text:tab/>Computational linguist, Kauz Linguistic Technologies. Developing virtual assistants in Java.</text:span></text:p>
      <text:p text:style-name="P2"/>
      <text:p text:style-name="P7"><text:span text:style-name="T2">2018–2020<text:tab/>Postdoctoral researcher, Language science, Saarland University. Combining information theoretic approaches with conventional syntactic analyses within the Universal Dependencies framework.</text:span></text:p>
      <text:p text:style-name="P2"/>
      <text:p text:style-name="P7"><text:span text:style-name="T2">2016–2018<text:tab/>Language engineer, Nuance Communications. Text-to-speech for voice assistants.</text:span></text:p>
      <text:p text:style-name="P2"/>
      <text:p text:style-name="P2"/>
      <text:p text:style-name="P9"><text:span text:style-name="T3">Fellowship(s)</text:span></text:p>
      <text:p text:style-name="P3"/>
      <text:p text:style-name="P10"><text:span text:style-name="T2">Stephen Risley Family Fellow in the College of Arts &amp; Sciences (2025).</text:span></text:p>
      <text:p text:style-name="P2"/>
      <text:p text:style-name="P3"/>
      <text:p text:style-name="P1"><text:span text:style-name="T3">Teaching</text:span></text:p>
      <text:p text:style-name="P3"/>
      <text:p text:style-name="P9"><text:span text:style-name="T3">Courses Taught</text:span></text:p>
      <text:p text:style-name="P3"/>
      <text:p text:style-name="P10"><text:span text:style-name="T2">AI-Assisted Python Programming for Language Data (LIN3771)</text:span></text:p>
      <text:p text:style-name="P11"><text:span text:style-name="T2">Introduction to Linguistics II (LIN3042)</text:span></text:p>
      <text:p text:style-name="P11"><text:span text:style-name="T2">Topics in Linguistics (LIN5932)</text:span></text:p>
      <text:p text:style-name="P11"><text:span text:style-name="T2">Programming (FOL5934)</text:span></text:p>
      <text:p text:style-name="P11"><text:span text:style-name="T2">Intro to Prgr for Linguistics (LIN5908)</text:span></text:p>
      <text:p text:style-name="P11"><text:span text:style-name="T2">Introduction to Linguistics I (LIN3041)</text:span></text:p>
      <text:p text:style-name="P11"><text:span text:style-name="T2">Topics in Linguistics: Introduction to Programming for Linguistics (LIN4930)</text:span></text:p>
      <text:p text:style-name="P11"><text:span text:style-name="T2">Information-theoretic analyses of natural language, at Ruhr-University Bochum</text:span></text:p>
      <text:p text:style-name="P11"><text:span text:style-name="T2">Introduction to Python (Tutorial), at Ruhr-University Bochum</text:span></text:p>
      <text:p text:style-name="P11"><text:span text:style-name="T2">Natural Language Processing (Tutorial), at Ruhr-University Bochum</text:span></text:p>
      <text:p text:style-name="P11"><text:span text:style-name="T2">Acceptability judgement tasks, at Summer School of Linguistics</text:span></text:p>
      <text:p text:style-name="P11"><text:span text:style-name="T2">Detecting non-cooperative behaviour, at KogWis</text:span></text:p>
      <text:p text:style-name="P2"/>
      <text:p text:style-name="P2"/>
      <text:p text:style-name="P9"><text:span text:style-name="T3">New Course Development</text:span></text:p>
      <text:p text:style-name="P3"/>
      <text:p text:style-name="P10"><text:span text:style-name="T2">Computational Linguistics (2024)</text:span></text:p>
      <text:p text:style-name="P11"><text:span text:style-name="T2">Corpus Linguistics, Text Analysis, and Deep Learning (2024)</text:span></text:p>
      <text:p text:style-name="P11"><text:span text:style-name="T2">AI-Assisted Python Programming for Language Data (2023)</text:span></text:p>
      <text:p text:style-name="P11"><text:span text:style-name="T2">AI-Assisted Python Programming for Linguistic Research (2023)</text:span></text:p>
      <text:p text:style-name="P11"><text:span text:style-name="T2">Introduction to Programming for Linguistics (2022)</text:span></text:p>
      <text:p text:style-name="P2"/>
      <text:p text:style-name="P2"/>
      <text:p text:style-name="P9"><text:soft-page-break/><text:span text:style-name="T3">Doctoral Committee Member</text:span></text:p>
      <text:p text:style-name="P3"/>
      <text:p text:style-name="P10"><text:span text:style-name="T2">Ippolito, A., doctoral student. </text:span></text:p>
      <text:p text:style-name="P11"><text:span text:style-name="T2">Byrd, G., doctoral student. </text:span></text:p>
      <text:p text:style-name="P11"><text:span text:style-name="T2">Cox, S., doctoral student. </text:span></text:p>
      <text:p text:style-name="P11"><text:span text:style-name="T2">Gordon Stafstrom, E. R., doctoral student. </text:span></text:p>
      <text:p text:style-name="P11"><text:span text:style-name="T2">Isgar, G., doctoral student. </text:span></text:p>
      <text:p text:style-name="P2"/>
      <text:p text:style-name="P2"/>
      <text:p text:style-name="P9"><text:span text:style-name="T3">Bachelor's Committee Member</text:span></text:p>
      <text:p text:style-name="P3"/>
      <text:p text:style-name="P10"><text:span text:style-name="T2">Isabella Kunze, student.    </text:span><text:span text:style-name="T4">Function of Repetition in Discourse As a Marker of Alignment</text:span><text:span text:style-name="T2">. </text:span></text:p>
      <text:p text:style-name="P2"/>
      <text:p text:style-name="P2"/>
      <text:p text:style-name="P9"><text:span text:style-name="T3">Supervision of Student Research Not Related to Thesis or Dissertation</text:span></text:p>
      <text:p text:style-name="P3"/>
      <text:p text:style-name="P8"><text:span text:style-name="T2">Xiaoyang, M. (Aug 2025–present). </text:span></text:p>
      <text:p text:style-name="P2"/>
      <text:p text:style-name="P8"><text:span text:style-name="T2">Bryce Anderson (Sep 2024–present). </text:span></text:p>
      <text:p text:style-name="P2"/>
      <text:p text:style-name="P8"><text:span text:style-name="T2">Riley Galpin (Sep 2024–present). </text:span></text:p>
      <text:p text:style-name="P2"/>
      <text:p text:style-name="P8"><text:span text:style-name="T2">Peter Hughes (Oct 2024–Jan 2025). </text:span></text:p>
      <text:p text:style-name="P2"/>
      <text:p text:style-name="P3"/>
      <text:p text:style-name="P1"><text:span text:style-name="T3">Research and Original Creative Work</text:span></text:p>
      <text:p text:style-name="P3"/>
      <text:p text:style-name="P1"><text:span text:style-name="T3">Publications</text:span></text:p>
      <text:p text:style-name="P3"/>
      <text:p text:style-name="P9"><text:span text:style-name="T3">Refereed Journal Articles</text:span></text:p>
      <text:p text:style-name="P3"/>
      <text:p text:style-name="P8"><text:span text:style-name="T2">Juzek, T. S. (2024). Signal smoothing and syntactic choices. </text:span><text:span text:style-name="T4">Open Mind</text:span><text:span text:style-name="T2">, 13.</text:span></text:p>
      <text:p text:style-name="P2"/>
      <text:p text:style-name="P8"><text:span text:style-name="T2">Häussler, J., &amp; Juzek, T. S. (2021). Syntactic and semantic acceptability of semantic restriction violations and for-PPs. </text:span><text:span text:style-name="T4">Finnish Journal of Linguistics</text:span><text:span text:style-name="T2">, </text:span><text:span text:style-name="T4">34</text:span><text:span text:style-name="T2">, 39-76. Retrieved from </text:span><text:a xlink:type="simple" xlink:href="https://journal.fi/finjol/article/view/103249" text:style-name="Default_20_Style" text:visited-style-name="Default_20_Style"><text:span text:style-name="T2">https://journal.fi/finjol/article/view/103249</text:span></text:a></text:p>
      <text:p text:style-name="P2"/>
      <text:p text:style-name="P8"><text:span text:style-name="T2">Juzek, T. S., &amp; Bizzoni, Y. (2021). Syntax-semantics interactions – Seeking evidence from a synchronic analysis of 38 languages. </text:span><text:span text:style-name="T4">F1000research</text:span><text:span text:style-name="T2">, </text:span><text:span text:style-name="T4">10</text:span><text:span text:style-name="T2">(265), 1-12. Retrieved from </text:span><text:a xlink:type="simple" xlink:href="https://f1000research.com/articles/10-265/v1" text:style-name="Default_20_Style" text:visited-style-name="Default_20_Style"><text:span text:style-name="T2">https://f1000research.com/articles/10-265/v1</text:span></text:a></text:p>
      <text:p text:style-name="P2"/>
      <text:p text:style-name="P8"><text:span text:style-name="T2">Juzek, T. S., &amp; Häussler, J. (2020). Data convergence in syntactic theory and the role of sentence pairs. </text:span><text:span text:style-name="T4">Zeitschrift für Sprachwissenschaft</text:span><text:span text:style-name="T2">, </text:span><text:span text:style-name="T4">5</text:span><text:span text:style-name="T2">(2), 109-147. Retrieved from </text:span><text:a xlink:type="simple" xlink:href="https://www.degruyter.com/document/doi/10.1515/zfs-2020-2008/html" text:style-name="Default_20_Style" text:visited-style-name="Default_20_Style"><text:span text:style-name="T2">https://www.degruyter.com/document/doi/10.1515/zfs-2020-2008/html</text:span></text:a></text:p>
      <text:p text:style-name="P2"/>
      <text:p text:style-name="P8"><text:soft-page-break/><text:span text:style-name="T2">Juzek, T. S., &amp; Kizach, J. (2019). How to Set Delta in the Two-One-Sided T-tests Procedure (TOST). </text:span><text:span text:style-name="T4">Journal of Research Design and Statistics in Linguistics and Communication Science</text:span><text:span text:style-name="T2">, </text:span><text:span text:style-name="T4">5</text:span><text:span text:style-name="T2">(1), 153-169. Retrieved from </text:span><text:a xlink:type="simple" xlink:href="https://journals.equinoxpub.com/JRDS/article/view/39002" text:style-name="Default_20_Style" text:visited-style-name="Default_20_Style"><text:span text:style-name="T2">https://journals.equinoxpub.com/JRDS/article/view/39002</text:span></text:a><text:span text:style-name="T2"> doi:https://doi.org/10.1558/jrds.39002</text:span></text:p>
      <text:p text:style-name="P2"/>
      <text:p text:style-name="P2"/>
      <text:p text:style-name="P9"><text:span text:style-name="T3">Invited Book Chapters</text:span></text:p>
      <text:p text:style-name="P3"/>
      <text:p text:style-name="P8"><text:span text:style-name="T2">Häussler, J., &amp; Juzek, T. S. (2021). Dealing with variation in participants and stimuli in acceptability experiments. In Grant Goodall (Ed.), </text:span><text:span text:style-name="T4">The Cambridge Handbook of Experimental Syntax</text:span><text:span text:style-name="T2"> (pp. 97-117). Cambridge, Cambridge University Press. Retrieved from </text:span><text:a xlink:type="simple" xlink:href="https://www.cambridge.org/core/books/abs/cambridge-handbook-of-experimental-syntax/variation-in-participants-and-stimuli-in-acceptability-experiments/B529F05EAE9366448A65705E53140691" text:style-name="Default_20_Style" text:visited-style-name="Default_20_Style"><text:span text:style-name="T2">https://www.cambridge.org/core/books/abs/cambridge-handbook-of-experimental-syntax/variation-in-participants-and-stimuli-in-acceptability-experiments/B529F05EAE9366448A65705E53140691</text:span></text:a></text:p>
      <text:p text:style-name="P2"/>
      <text:p text:style-name="P2"/>
      <text:p text:style-name="P9"><text:span text:style-name="T3">Refereed Book Chapters</text:span></text:p>
      <text:p text:style-name="P3"/>
      <text:p text:style-name="P8"><text:span text:style-name="T2">Häussler, J., &amp; Juzek, T. S. (2020). Linguistic intuitions and the puzzle of gradience. In Samuel Schindler, Anna Drożdżowicz, Karen Brøcker (Eds.), </text:span><text:span text:style-name="T4">Linguistic Intuitions - evidence and method</text:span><text:span text:style-name="T2"> (pp. 233-254). Oxford: Oxford University Press. Retrieved from </text:span><text:a xlink:type="simple" xlink:href="https://academic.oup.com/book/31969/chapter-abstract/267711390?redirectedFrom=fulltext" text:style-name="Default_20_Style" text:visited-style-name="Default_20_Style"><text:span text:style-name="T2">https://academic.oup.com/book/31969/chapter-abstract/267711390?redirectedFrom=fulltext</text:span></text:a></text:p>
      <text:p text:style-name="P2"/>
      <text:p text:style-name="P8"><text:span text:style-name="T2">Jana, H., &amp; Juzek, T. S. (2016). Non-cooperative behaviour and acceptability judgement tasks. In Hanna Christ, Daniel Klenovšak, Lukas Sönning, Valentin Werner (Eds.), </text:span><text:span text:style-name="T4">A blend of MaLT: Selected contributions from the Methods and Linguistic Theories Symposium 2015</text:span><text:span text:style-name="T2"> (pp. 79-100). Bamberg, University of Bamberg Press. Retrieved from </text:span><text:a xlink:type="simple" xlink:href="https://fis.uni-bamberg.de/handle/uniba/41360" text:style-name="Default_20_Style" text:visited-style-name="Default_20_Style"><text:span text:style-name="T2">https://fis.uni-bamberg.de/handle/uniba/41360</text:span></text:a></text:p>
      <text:p text:style-name="P2"/>
      <text:p text:style-name="P8"><text:span text:style-name="T2">Wasow, T., Melnick, R., Zhu, H., &amp; Juzek, T. S. (2015). Processing, prosody, and optional to. In Lyn Frazier, Edward Gibson (Ed.), </text:span><text:span text:style-name="T4">Explicit and implicit prosody in sentence processing. Studies in honor of Janet Dean Fodor</text:span><text:span text:style-name="T2"> (pp. 133-158). Switzerland, Springer International Publishing. Retrieved from </text:span><text:a xlink:type="simple" xlink:href="https://link.springer.com/book/10.1007/978-3-319-12961-7" text:style-name="Default_20_Style" text:visited-style-name="Default_20_Style"><text:span text:style-name="T2">https://link.springer.com/book/10.1007/978-3-319-12961-7</text:span></text:a></text:p>
      <text:p text:style-name="P2"/>
      <text:p text:style-name="P2"/>
      <text:p text:style-name="P9"><text:span text:style-name="T3">Refereed Proceedings</text:span></text:p>
      <text:p text:style-name="P3"/>
      <text:p text:style-name="P8"><text:span text:style-name="T2">Juzek, T. S., Ming, X., &amp; Jose, H. (submitted). </text:span><text:span text:style-name="T4">Automated Identification of Lexical Alignment and Preference-Stage Shifts in Large Language Models</text:span><text:span text:style-name="T2">. Manuscript submitted for publication, 12 pages.</text:span></text:p>
      <text:p text:style-name="P2"/>
      <text:p text:style-name="P8"><text:soft-page-break/><text:span text:style-name="T2">Bryce, A., Galpin, R., &amp; Juzek, T. S. (in press). Model Misalignment and Language Change: Traces of AI-Associated Language in Unscripted Spoken English. In </text:span><text:span text:style-name="T4">Proceedings of AIES 2025</text:span><text:span text:style-name="T2"> (13 pages). Online. </text:span></text:p>
      <text:p text:style-name="P2"/>
      <text:p text:style-name="P8"><text:span text:style-name="T2">Galpin, R., Bryce, A., &amp; Juzek, T. S. (2025). Exploring the Structure of AI-Induced Language Change in Scientific English. In </text:span><text:span text:style-name="T4">Proceedings of the 31st International Conference on Computational Linguistics (COLING 2025)</text:span><text:span text:style-name="T2"> (pp. 8). Online. Retrieved from </text:span><text:a xlink:type="simple" xlink:href="https://journals.flvc.org/FLAIRS/article/view/138958" text:style-name="Default_20_Style" text:visited-style-name="Default_20_Style"><text:span text:style-name="T2">https://journals.flvc.org/FLAIRS/article/view/138958</text:span></text:a></text:p>
      <text:p text:style-name="P2"/>
      <text:p text:style-name="P8"><text:span text:style-name="T2">Juzek, T. S., &amp; Ward, Z. B. (2025). Why Does ChatGPT "Delve" So Much? Exploring the Sources of Lexical Overrepresentation in Large Language Models. In </text:span><text:span text:style-name="T4">Proceedings of the 31st International Conference on Computational Linguistics (COLING 2025)</text:span><text:span text:style-name="T2"> (pp. 14). Online. Retrieved from </text:span><text:a xlink:type="simple" xlink:href="https://aclanthology.org/2025.coling-main.426.pdf" text:style-name="Default_20_Style" text:visited-style-name="Default_20_Style"><text:span text:style-name="T2">https://aclanthology.org/2025.coling-main.426.pdf</text:span></text:a></text:p>
      <text:p text:style-name="P2"/>
      <text:p text:style-name="P8"><text:span text:style-name="T2">Juzek, T. S., &amp; Ward, Z. B. (2025). Word Overuse and Alignment in Large Language Models: The Influence of Learning from Human Feedback. In </text:span><text:span text:style-name="T4">Proceedings of BIAS 2025: Bias and Fairness in AI Workshop, co-located with ECML PKDD 2025</text:span><text:span text:style-name="T2"> (pp. 16). Online. Retrieved from </text:span><text:a xlink:type="simple" xlink:href="https://sites.google.com/view/bias-2025-ecmlpkdd/" text:style-name="Default_20_Style" text:visited-style-name="Default_20_Style"><text:span text:style-name="T2">https://sites.google.com/view/bias-2025-ecmlpkdd/</text:span></text:a></text:p>
      <text:p text:style-name="P2"/>
      <text:p text:style-name="P8"><text:span text:style-name="T2">Juzek, T. S. (2024). The Syntactic Acceptability Dataset (Preview): A Resource for Machine Learning and Linguistic Analysis. In </text:span><text:span text:style-name="T4">Proceedings of the Joint Conference on Computational Linguistics and Language Resources and Evaluation</text:span><text:span text:style-name="T2"> (pp. 8). Online. Retrieved from </text:span><text:a xlink:type="simple" xlink:href="https://aclanthology.org/2024.lrec-main.1401.pdf" text:style-name="Default_20_Style" text:visited-style-name="Default_20_Style"><text:span text:style-name="T2">https://aclanthology.org/2024.lrec-main.1401.pdf</text:span></text:a></text:p>
      <text:p text:style-name="P2"/>
      <text:p text:style-name="P8"><text:span text:style-name="T2">Juzek, T. S., Krielke, P., &amp; Teich, E. (2020). Exploring diachronic syntactic shifts with dependency length: the    case of scientific English. In Marie-Catherine de Marneffe, Miryam de Lhoneux, Joakim Nivre, Sebastian Schuster (Ed.), </text:span><text:span text:style-name="T4">Fourth Workshop on Universal Dependencies</text:span><text:span text:style-name="T2"> (pp. 109-119). Online. Retrieved from </text:span><text:a xlink:type="simple" xlink:href="https://aclanthology.org/2020.udw-1.13.pdf" text:style-name="Default_20_Style" text:visited-style-name="Default_20_Style"><text:span text:style-name="T2">https://aclanthology.org/2020.udw-1.13.pdf</text:span></text:a></text:p>
      <text:p text:style-name="P2"/>
      <text:p text:style-name="P8"><text:span text:style-name="T2">Bizzoni, Y., Juzek, T. S., España-Bonet, C., Dutta Chowdhury, K., Genabith, J., &amp; Teich, E. (2020). How human is machine translationese? Comparing human and machine translations of text and speech. In Marcello Federico, Alex Waibel, Kevin Knight, Satoshi Nakamura, Hermann Ney, Jan Niehues, Sebastian Stüker, Dekai Wu, Joseph Mariani, Francois Yvon (Eds.), </text:span><text:span text:style-name="T4">17th International Conference on Spoken Language Translation. Association for Computational Linguistics</text:span><text:span text:style-name="T2"> (pp. 280-290). Online. Retrieved from </text:span><text:a xlink:type="simple" xlink:href="https://aclanthology.org/2020.iwslt-1.34.pdf" text:style-name="Default_20_Style" text:visited-style-name="Default_20_Style"><text:span text:style-name="T2">https://aclanthology.org/2020.iwslt-1.34.pdf</text:span></text:a></text:p>
      <text:p text:style-name="P2"/>
      <text:p text:style-name="P8"><text:span text:style-name="T2">Juzek, T. S., &amp; Häussler, J. (2020). Schwa-deletion in German noun-noun compounds. In Michael Zock, Emmanuele Chersoni, Alessandro Lenci, Enrico Santus (Ed.), </text:span><text:span text:style-name="T4">Workshop on the Cognitive Aspects of the Lexicon</text:span><text:span text:style-name="T2"> (pp. 107-111). Online. Retrieved from </text:span><text:a xlink:type="simple" xlink:href="https://aclanthology.org/2020.cogalex-1.13.pdf" text:style-name="Default_20_Style" text:visited-style-name="Default_20_Style"><text:span text:style-name="T2">https://aclanthology.org/2020.cogalex-1.13.pdf</text:span></text:a></text:p>
      <text:p text:style-name="P2"/>
      <text:p text:style-name="P8"><text:soft-page-break/><text:span text:style-name="T2">Juzek, T. S., &amp; Häussler, J. (2019). Semantic influences on syntactic acceptability ratings. In Anja Gattnar, Robin Hörnig, Melanie Störzer, Sam Featherston (Eds.), </text:span><text:span text:style-name="T4">Linguistic Evidence 2018: Experimental Data Drives Linguistic Theory</text:span><text:span text:style-name="T2"> (pp. 341-355). Tübingen, University of Tübingen. Retrieved from </text:span><text:a xlink:type="simple" xlink:href="https://publikationen.uni-tuebingen.de/xmlui/bitstream/handle/10900/91224/20.%20Juzek_H%c3%a4ussler_LE2018.pdf" text:style-name="Default_20_Style" text:visited-style-name="Default_20_Style"><text:span text:style-name="T2">https://publikationen.uni-tuebingen.de/xmlui/bitstream/handle/10900/91224/20.%20Juzek_H%c3%a4ussler_LE2018.pdf</text:span></text:a></text:p>
      <text:p text:style-name="P2"/>
      <text:p text:style-name="P8"><text:span text:style-name="T2">Häussler, J., &amp; Juzek, T. S. (2017). Hot topics surrounding acceptability judgement tasks. In Sam Featherston, Robin Hörnig, Reinhild Steinberg, Birgit Umbreit, Jennifer Wallis (Eds.), </text:span><text:span text:style-name="T4">Linguistic Evidence 2016: Empirical, Theoretical, and Computational Perspectives</text:span><text:span text:style-name="T2"> (pp. 1-21). Tübingen, University of Tübingen. Retrieved from </text:span><text:a xlink:type="simple" xlink:href="https://publikationen.uni-tuebingen.de/xmlui/handle/10900/77638" text:style-name="Default_20_Style" text:visited-style-name="Default_20_Style"><text:span text:style-name="T2">https://publikationen.uni-tuebingen.de/xmlui/handle/10900/77638</text:span></text:a></text:p>
      <text:p text:style-name="P2"/>
      <text:p text:style-name="P3"/>
      <text:p text:style-name="P1"><text:span text:style-name="T3">Presentations</text:span></text:p>
      <text:p text:style-name="P3"/>
      <text:p text:style-name="P9"><text:span text:style-name="T3">Refereed Presentations at Conferences</text:span></text:p>
      <text:p text:style-name="P3"/>
      <text:p text:style-name="P8"><text:span text:style-name="T2">Juzek, T. S. (presented 2025). </text:span><text:span text:style-name="T4">Why Does ChatGPT "Delve" So Much? Exploring the Sources of Lexical Overrepresentation in Large Language Models</text:span><text:span text:style-name="T2">. Presentation at International Conference on Computational Linguistics (COLING 2025), ICCL, Abu Dhabi, UAE. (International)</text:span></text:p>
      <text:p text:style-name="P2"/>
      <text:p text:style-name="P8"><text:span text:style-name="T2">Juzek, T. S. (presented 2024). </text:span><text:span text:style-name="T4">The Syntactic Acceptability Dataset (Preview): A Resource for Machine Learning and Linguistic Analysis</text:span><text:span text:style-name="T2">. Presentation at Joint Conference on Computational Linguistics and Language Resources and Evaluation, ICCL/ACL, Turin, IT. (International)</text:span></text:p>
      <text:p text:style-name="P2"/>
      <text:p text:style-name="P8"><text:span text:style-name="T2">Juzek, T. S., Krielke, P., &amp; Teich, E. (presented 2020). </text:span><text:span text:style-name="T4">Exploring diachronic syntactic shifts with dependency length</text:span><text:span text:style-name="T2">. Presentation at UDW 2020, ACL, Barcelona ESP. (International)</text:span></text:p>
      <text:p text:style-name="P2"/>
      <text:p text:style-name="P8"><text:span text:style-name="T2">Juzek, T. S., &amp; Häussler, J. (presented 2020). </text:span><text:span text:style-name="T4">Schwa-deletion in German noun-noun compounds</text:span><text:span text:style-name="T2">. Poster presentation at CogALex 2020, ACL, Barcelona ESP. (International)</text:span></text:p>
      <text:p text:style-name="P2"/>
      <text:p text:style-name="P8"><text:span text:style-name="T2">Juzek, T. S., Francis, E., &amp; Häussler, J. (presented 2020). </text:span><text:span text:style-name="T4">Syntax-semantics interferences: making a case for expert reasoning and multi-method approaches</text:span><text:span text:style-name="T2">. Presentation at The Limits of Experimentation, Ruhr-University Bochum, Bochum GER. (International)</text:span></text:p>
      <text:p text:style-name="P2"/>
      <text:p text:style-name="P8"><text:span text:style-name="T2">Juzek, T. S., Fischer, S., &amp; Krielke, P. (presented 2019). </text:span><text:span text:style-name="T4">Annotation quality assessment and error correction in diachronic corpora</text:span><text:span text:style-name="T2">. Presentation at SLE Annual Meeting 2019, SLE, Leipzig GER. (International)</text:span></text:p>
      <text:p text:style-name="P2"/>
      <text:p text:style-name="P8"><text:span text:style-name="T2">Juzek, T. S., Degaetano-Ortlieb, S., Fischer, S., Krielke, P., &amp; Teich, E. (presented 2019). </text:span><text:span text:style-name="T4">Challenges of parsing a historical corpus of Scientific English</text:span><text:span text:style-name="T2">. Presentation at Historical Corpora and Variation, University of Cagliari, Cagliari IT. (International)</text:span></text:p>
      <text:p text:style-name="P2"/>
      <text:p text:style-name="P8"><text:soft-page-break/><text:span text:style-name="T2">Juzek, T. S., &amp; Häussler, J. (presented 2018). </text:span><text:span text:style-name="T4">The acceptability-grammaticality distinction and the role of intelligibility</text:span><text:span text:style-name="T2">. Presentation at Linguistic Evidence 2018, University of Tübingen, Tübingen GER. (International)</text:span></text:p>
      <text:p text:style-name="P2"/>
      <text:p text:style-name="P8"><text:span text:style-name="T2">Häussler, J., &amp; Juzek, T. S. (presented 2017). </text:span><text:span text:style-name="T4">Gradience in formal acceptability judgments vs informal introspective judgments</text:span><text:span text:style-name="T2">. Presentation at Linguistic Intuitions, Evidence, and Expertise, Aarhus University, Aarhus DEN. (International)</text:span></text:p>
      <text:p text:style-name="P2"/>
      <text:p text:style-name="P8"><text:span text:style-name="T2">Häussler, J., &amp; Juzek, T. S. (presented 2016). </text:span><text:span text:style-name="T4">Do linguists underestimate the extent of gradience in syntactic data?</text:span><text:span text:style-name="T2"> Presentation at Linguistic Evidence 2016, University of Tübingen, Tübingen GER. (International)</text:span></text:p>
      <text:p text:style-name="P2"/>
      <text:p text:style-name="P8"><text:span text:style-name="T2">Häussler, J., Juzek, T. S., &amp; Wasow, T. (presented 2016). </text:span><text:span text:style-name="T4">To be grammatical or not to be grammatical – Is that the question? Evidence for gradience</text:span><text:span text:style-name="T2">. Poster presentation at LSA Annual Meeting 2016, LSA, Washington DC. (International)</text:span></text:p>
      <text:p text:style-name="P2"/>
      <text:p text:style-name="P8"><text:span text:style-name="T2">Juzek, T. S., &amp; Häussler, J. (presented 2015). </text:span><text:span text:style-name="T4">Lab or armchair? The benefits of formal acceptability judgements</text:span><text:span text:style-name="T2">. Presentation at CLS 51, University of Chicago, Chicago IL. (International)</text:span></text:p>
      <text:p text:style-name="P2"/>
      <text:p text:style-name="P8"><text:span text:style-name="T2">Juzek, T. S., &amp; Häussler, J. (presented 2015). </text:span><text:span text:style-name="T4">Non-cooperative behaviour and acceptability judgement tasks</text:span><text:span text:style-name="T2">. Presentation at MaLT 2015, University of Bamberg, Bamberg GER. (International)</text:span></text:p>
      <text:p text:style-name="P2"/>
      <text:p text:style-name="P8"><text:span text:style-name="T2">Juzek, T. S., &amp; Kizach, J. (presented 2015). </text:span><text:span text:style-name="T4">The TOST as a method of similarity testing in linguistics</text:span><text:span text:style-name="T2">. Presentation at QuantLing 2015, Linguistic Association of Finland, Helsinki FIN. (International)</text:span></text:p>
      <text:p text:style-name="P2"/>
      <text:p text:style-name="P8"><text:span text:style-name="T2">Juzek, T. S. (presented 2014). </text:span><text:span text:style-name="T4">Using acceptability tasks to investigate textual and auditory stimuli</text:span><text:span text:style-name="T2">. Poster presentation at Linguistic Evidence 2014, University of Tûbingen, Tûbingen GER. (International)</text:span></text:p>
      <text:p text:style-name="P2"/>
      <text:p text:style-name="P8"><text:span text:style-name="T2">Juzek, T. S. (presented 2013). </text:span><text:span text:style-name="T4">Comparing conventional and alternative normalisations for acceptability judgements</text:span><text:span text:style-name="T2">. Poster presentation at LSA Annual Meeting 2013, LSA, Boston MA. (International)</text:span></text:p>
      <text:p text:style-name="P2"/>
      <text:p text:style-name="P8"><text:span text:style-name="T2">Juzek, T. S. (presented 2012). </text:span><text:span text:style-name="T4">Comparing the methods used to measure grammatical acceptability</text:span><text:span text:style-name="T2">. Poster presentation at Linguistic Evidence 2012, University of Tûbingen, Tûbingen GER. (International)</text:span></text:p>
      <text:p text:style-name="P2"/>
      <text:p text:style-name="P8"><text:span text:style-name="T2">Juzek, T. S. (presented 2009). </text:span><text:span text:style-name="T4">On grammaticality</text:span><text:span text:style-name="T2">. Presentation at LAGB Annual Meeting 2009, LAGB, Edinburgh UK. (International)</text:span></text:p>
      <text:p text:style-name="P2"/>
      <text:p text:style-name="P2"/>
      <text:p text:style-name="P9"><text:soft-page-break/><text:span text:style-name="T3">Invited Lectures and Readings of Original Work</text:span></text:p>
      <text:p text:style-name="P3"/>
      <text:p text:style-name="P8"><text:span text:style-name="T2">Juzek, T. S. (2025, November). </text:span><text:span text:style-name="T4">The Human Side of Robo-Talk: Tracing Lexical Quirks from Model Training to Human Usage</text:span><text:span text:style-name="T2">. Delivered at University of Oxford, Oxford, Oxfordshire. (International)</text:span></text:p>
      <text:p text:style-name="P2"/>
      <text:p text:style-name="P8"><text:span text:style-name="T2">Juzek, T. S. (2025, January). </text:span><text:span text:style-name="T4">Revisiting Learning from Human Feedback</text:span><text:span text:style-name="T2">. Delivered at Florida State University, Tallahassee FL. (Local)</text:span></text:p>
      <text:p text:style-name="P2"/>
      <text:p text:style-name="P8"><text:span text:style-name="T2">Juzek, T. S. (2024, September). </text:span><text:span text:style-name="T4">The neuromorphic hypothesis</text:span><text:span text:style-name="T2">. Delivered at Florida State University, Tallahassee FL. (Local)</text:span></text:p>
      <text:p text:style-name="P2"/>
      <text:p text:style-name="P8"><text:span text:style-name="T2">Juzek, T. S. (2024, June). </text:span><text:span text:style-name="T4">The delvin' is in the details</text:span><text:span text:style-name="T2">. Delivered at Florida State University, Tallahassee FL. (Local)</text:span></text:p>
      <text:p text:style-name="P2"/>
      <text:p text:style-name="P8"><text:span text:style-name="T2">Juzek, T. S. (2023, October). </text:span><text:span text:style-name="T4">Emergent properties</text:span><text:span text:style-name="T2">. Delivered at Florida State University, Tallahassee FL. (Local)</text:span></text:p>
      <text:p text:style-name="P2"/>
      <text:p text:style-name="P8"><text:span text:style-name="T2">Juzek, T. S. (2023, April). </text:span><text:span text:style-name="T4">AI's impact on the (humanities) classroom</text:span><text:span text:style-name="T2">. Delivered at Florida State University, Tallahassee FL. (Local)</text:span></text:p>
      <text:p text:style-name="P2"/>
      <text:p text:style-name="P8"><text:span text:style-name="T2">Juzek, T. S. (2023, March). </text:span><text:span text:style-name="T4">What makes GPT-4 so good?</text:span><text:span text:style-name="T2"> Delivered at Florida State University, Tallahassee FL. (Local)</text:span></text:p>
      <text:p text:style-name="P2"/>
      <text:p text:style-name="P8"><text:span text:style-name="T2">Juzek, T. S. (2023, February). </text:span><text:span text:style-name="T4">Speech signal smoothing and syntactic choices</text:span><text:span text:style-name="T2">. Delivered at Florida State University, Tallahassee FL. (Local)</text:span></text:p>
      <text:p text:style-name="P2"/>
      <text:p text:style-name="P8"><text:span text:style-name="T2">Juzek, T. S. (2022, December). </text:span><text:span text:style-name="T4">Data scarcity and the Syntactic Acceptability Dataset</text:span><text:span text:style-name="T2">. Delivered at Purdue University, W Lafayette. (National) Retrieved from </text:span><text:a xlink:type="simple" xlink:href="https://cla.purdue.edu/english/francislab/dr-tom-juzeks-research-presentation/" text:style-name="Default_20_Style" text:visited-style-name="Default_20_Style"><text:span text:style-name="T2">https://cla.purdue.edu/english/francislab/dr-tom-juzeks-research-presentation/</text:span></text:a></text:p>
      <text:p text:style-name="P2"/>
      <text:p text:style-name="P8"><text:span text:style-name="T2">Juzek, T. S. (2022, November). </text:span><text:span text:style-name="T4">The Syntactic Acceptability Dataset    as a resource for machine learning and linguistic analysis</text:span><text:span text:style-name="T2">. Delivered at University of Florida, Gainsville. (State)</text:span></text:p>
      <text:p text:style-name="P2"/>
      <text:p text:style-name="P8"><text:span text:style-name="T2">Juzek, T. S. (2022, October). </text:span><text:span text:style-name="T4">Few shot learning and active learning for language data</text:span><text:span text:style-name="T2">. Delivered at Florida State University, Tallahassee FL. (Local)</text:span></text:p>
      <text:p text:style-name="P2"/>
      <text:p text:style-name="P3"/>
      <text:p text:style-name="P1"><text:span text:style-name="T3">Contracts and Grants</text:span></text:p>
      <text:p text:style-name="P3"/>
      <text:p text:style-name="P9"><text:span text:style-name="T3">Contracts and Grants Funded</text:span></text:p>
      <text:p text:style-name="P3"/>
      <text:p text:style-name="P8"><text:span text:style-name="T2">Juzek, T. S. (Dec 2024–May 2025). </text:span><text:span text:style-name="T4">UROP Research Materials Grant 2024-2025</text:span><text:span text:style-name="T2">. Funded by Florida State University. Total award $1,250. </text:span></text:p>
      <text:p text:style-name="P2"/>
      <text:p text:style-name="P8"><text:soft-page-break/><text:span text:style-name="T2">Shuyuan Mary Ho Metcalfe, Juzek, T. S., &amp; Shayok Chakraborty. (Feb 2024–Feb 2026). </text:span><text:span text:style-name="T4">Multimodal deepfake information manipulation, analysis and detection</text:span><text:span text:style-name="T2">. Funded by CRC (FSU internal). Total award $96,970. </text:span></text:p>
      <text:p text:style-name="P2"/>
      <text:p text:style-name="P8"><text:span text:style-name="T2">Juzek, T. S. (May 2023–Aug 2023). </text:span><text:span text:style-name="T4">The Syntactic Acceptability Dataset as a resource for machine learning and linguistic analysis</text:span><text:span text:style-name="T2">. Funded by CRC (FSU internal). Total award $20,000. </text:span></text:p>
      <text:p text:style-name="P2"/>
      <text:p text:style-name="P8"><text:span text:style-name="T2">Juzek, T. S. (2011–2013). </text:span><text:span text:style-name="T4">Acceptability judgement tasks and grammatical theory</text:span><text:span text:style-name="T2">. Funded by Friedrich-Ebert-Stiftung. Total award $34,800. </text:span></text:p>
      <text:p text:style-name="P2"/>
      <text:p text:style-name="P8"><text:span text:style-name="T2">Juzek, T. S. (2011–2014). </text:span><text:span text:style-name="T4">Acceptability judgement tasks and grammatical theory</text:span><text:span text:style-name="T2">. Funded by Arts and Humanities Research Council. Total award $55,840. </text:span></text:p>
      <text:p text:style-name="P2"/>
      <text:p text:style-name="P2"/>
      <text:p text:style-name="P9"><text:span text:style-name="T3">Contracts and Grants Pending</text:span></text:p>
      <text:p text:style-name="P3"/>
      <text:p text:style-name="P8"><text:span text:style-name="T2">Juzek, T. S. (Jul 2025). </text:span><text:span text:style-name="T4">CAREER: Human Preferences and Artificial Intelligence: Bidirectional Influences on Linguistic Choices</text:span><text:span text:style-name="T2">. Submitted to National Science Foundation. Total award $495,034. </text:span></text:p>
      <text:p text:style-name="P2"/>
      <text:p text:style-name="P2"/>
      <text:p text:style-name="P9"><text:span text:style-name="T3">Contracts and Grants Denied</text:span></text:p>
      <text:p text:style-name="P3"/>
      <text:p text:style-name="P8"><text:span text:style-name="T2">Juzek, T. S., &amp; Qian, Z. (May 2025). </text:span><text:span text:style-name="T4">AWS credits program</text:span><text:span text:style-name="T2">. Submitted to Florida State University. Total award $1,842. </text:span></text:p>
      <text:p text:style-name="P2"/>
      <text:p text:style-name="P8"><text:span text:style-name="T2">Juzek, T. S., Nathan Crock, &amp; Elaine Francis. (Jan 2024). </text:span><text:span text:style-name="T4">Building and disseminating a dataset for linguistic research</text:span><text:span text:style-name="T2">. Submitted to National Endowment for the Humanities (NEH). Unspecified award amount. </text:span></text:p>
      <text:p text:style-name="P2"/>
      <text:p text:style-name="P3"/>
      <text:p text:style-name="P1"><text:span text:style-name="T3">Service</text:span></text:p>
      <text:p text:style-name="P3"/>
      <text:p text:style-name="P1"><text:span text:style-name="T3">Florida State University</text:span></text:p>
      <text:p text:style-name="P3"/>
      <text:p text:style-name="P9"><text:span text:style-name="T3">FSU University Service</text:span></text:p>
      <text:p text:style-name="P3"/>
      <text:p text:style-name="P8"><text:span text:style-name="T2">Interviewer, Presidential Scholar Interviews (2025).</text:span></text:p>
      <text:p text:style-name="P2"/>
      <text:p text:style-name="P8"><text:span text:style-name="T2">Interviewer, Presidential Scholar Interviews (2024).</text:span></text:p>
      <text:p text:style-name="P2"/>
      <text:p text:style-name="P2"/>
      <text:p text:style-name="P9"><text:soft-page-break/><text:span text:style-name="T3">FSU College Service</text:span></text:p>
      <text:p text:style-name="P3"/>
      <text:p text:style-name="P8"><text:span text:style-name="T2">Advisor for the Major in Computational Linguistics, Interdisciplinary Data Science Master (2025–present).</text:span></text:p>
      <text:p text:style-name="P2"/>
      <text:p text:style-name="P8"><text:span text:style-name="T2">Co-organiser, Co-organisation of the SC-AI Seminar (2023–present).</text:span></text:p>
      <text:p text:style-name="P2"/>
      <text:p text:style-name="P8"><text:span text:style-name="T2">Co-author, Proposal for Data Science Master Track in Computational Linguistics (2024).</text:span></text:p>
      <text:p text:style-name="P2"/>
      <text:p text:style-name="P2"/>
      <text:p text:style-name="P9"><text:span text:style-name="T3">FSU Department Service</text:span></text:p>
      <text:p text:style-name="P3"/>
      <text:p text:style-name="P8"><text:span text:style-name="T2">Advisor, Student Organization SLANG (2024–present).</text:span></text:p>
      <text:p text:style-name="P2"/>
      <text:p text:style-name="P8"><text:span text:style-name="T2">Member, Technology and Website Committee (2022–present).</text:span></text:p>
      <text:p text:style-name="P2"/>
      <text:p text:style-name="P2"/>
      <text:p text:style-name="P9"><text:span text:style-name="T3">FSU Program Service</text:span></text:p>
      <text:p text:style-name="P3"/>
      <text:p text:style-name="P8"><text:span text:style-name="T2">Representative of the Linguistics Programme, STEAM Night at Riley Elementary School (2024).</text:span></text:p>
      <text:p text:style-name="P2"/>
      <text:p text:style-name="P3"/>
      <text:p text:style-name="P1"><text:span text:style-name="T3">The Profession</text:span></text:p>
      <text:p text:style-name="P3"/>
      <text:p text:style-name="P9"><text:span text:style-name="T3">Guest Reviewer for Refereed Journals</text:span></text:p>
      <text:p text:style-name="P3"/>
      <text:p text:style-name="P8"><text:span text:style-name="T4">Nature</text:span><text:span text:style-name="T2"> (2025).</text:span></text:p>
      <text:p text:style-name="P2"/>
      <text:p text:style-name="P8"><text:span text:style-name="T4">Linguistica Antverpiensia, New Series – Themes in Translation Studies</text:span><text:span text:style-name="T2"> (2024).</text:span></text:p>
      <text:p text:style-name="P2"/>
      <text:p text:style-name="P8"><text:span text:style-name="T4">Language and Cognition</text:span><text:span text:style-name="T2"> (2020).</text:span></text:p>
      <text:p text:style-name="P2"/>
      <text:p text:style-name="P8"><text:span text:style-name="T4">Language Typology and Universals</text:span><text:span text:style-name="T2"> (2020).</text:span></text:p>
      <text:p text:style-name="P2"/>
      <text:p text:style-name="P2"/>
      <text:p text:style-name="P9"><text:span text:style-name="T3">Reviewer for Textbooks</text:span></text:p>
      <text:p text:style-name="P3"/>
      <text:p text:style-name="P8"><text:span text:style-name="T4">Oxford University Press</text:span><text:span text:style-name="T2"> (2019).</text:span></text:p>
      <text:p text:style-name="P2"/>
      <text:p text:style-name="P8"><text:span text:style-name="T4">Palgrave Macmillan</text:span><text:span text:style-name="T2"> (2019).</text:span></text:p>
      <text:p text:style-name="P2"/>
      <text:p text:style-name="P8"><text:span text:style-name="T4">Cambridge University Press</text:span><text:span text:style-name="T2"> (2018).</text:span></text:p>
      <text:p text:style-name="P2"/>
      <text:p text:style-name="P8"><text:span text:style-name="T4">University of Tübingen Press</text:span><text:span text:style-name="T2"> (2018).</text:span></text:p>
      <text:p text:style-name="P2"/>
      <text:p text:style-name="P8"><text:soft-page-break/><text:span text:style-name="T4">University of Bamberg Press</text:span><text:span text:style-name="T2"> (2016).</text:span></text:p>
      <text:p text:style-name="P2"/>
      <text:p text:style-name="P2"/>
      <text:p text:style-name="P9"><text:span text:style-name="T3">Chair of a Symposium</text:span></text:p>
      <text:p text:style-name="P3"/>
      <text:p text:style-name="P8"><text:span text:style-name="T2">Häussler, J., &amp; Juzek, T. S. (Chair). (2018, September). </text:span><text:span text:style-name="T4">Detecting and discouraging non-cooperative behaviour in online rating tasks</text:span><text:span text:style-name="T2">. Symposium conducted at the meeting of KogWis, Bremen GER. </text:span></text:p>
      <text:p text:style-name="P2"/>
      <text:p text:style-name="P8"><text:span text:style-name="T2">Häussler, J., &amp; Juzek, T. S. (Chair). (2016, February). </text:span><text:span text:style-name="T4">Empirical methods and grammatical theory: The issue of gradience</text:span><text:span text:style-name="T2">. Symposium conducted at the meeting of DGFS, Konstanz GER. </text:span></text:p>
      <text:p text:style-name="P2"/>
      <text:p text:style-name="P2"/>
      <text:p text:style-name="P9"><text:span text:style-name="T3">Reviewer or Panelist for Grant Applications</text:span></text:p>
      <text:p text:style-name="P3"/>
      <text:p text:style-name="P8"><text:span text:style-name="T2">National Science Foundation (2025).</text:span></text:p>
      <text:p text:style-name="P2"/>
      <text:p text:style-name="P8"><text:span text:style-name="T2">National Science Foundation (2024).</text:span></text:p>
      <text:p text:style-name="P2"/>
      <text:p text:style-name="P8"><text:span text:style-name="T2">National Science Foundation (2024).</text:span></text:p>
      <text:p text:style-name="P2"/>
      <text:p text:style-name="P2"/>
      <text:p text:style-name="P9"><text:span text:style-name="T3">Service to Professional Associations</text:span></text:p>
      <text:p text:style-name="P3"/>
      <text:p text:style-name="P8"><text:span text:style-name="T2">Reviewer, ACL Rolling Review Reviewer, Association for Computational Linguistics (ACL) (2025).</text:span></text:p>
      <text:p text:style-name="P2"/>
      <text:p text:style-name="P8"><text:span text:style-name="T2">Reviewer, ACL 2025 Main Conference Reviewer, Association for Computational Linguistics (ACL) (2025).</text:span></text:p>
      <text:p text:style-name="P2"/>
      <text:p text:style-name="P8"><text:span text:style-name="T2">Reviewer, Linguistic Evidence 2024 (2024).</text:span></text:p>
      <text:p text:style-name="P2"/>
      <text:p text:style-name="P8"><text:span text:style-name="T2">Reviewer, Linguistic Evidence 2022 (2022).</text:span></text:p>
      <text:p text:style-name="P2"/>
      <text:p text:style-name="P8"><text:span text:style-name="T2">Reviewer, Reviewer for the 2022 Annual Meeting of the LSA, Linguistic Society of America (2022).</text:span></text:p>
      <text:p text:style-name="P2"/>
      <text:p text:style-name="P8"><text:span text:style-name="T2">Reviewer, Reviewer for the 2021 Annual Meeting of the LSA, Linguistic Society of America (2021).</text:span></text:p>
      <text:p text:style-name="P2"/>
      <text:p text:style-name="P8"><text:span text:style-name="T2">Reviewer, Reviewer for Linguistic Evidence 2020, Linguistic Evidence (2020).</text:span></text:p>
      <text:p text:style-name="P2"/>
      <text:p text:style-name="P8"><text:span text:style-name="T2">Reviewer, Reviewer for Digital Humanities Conference 2019, Alliance of Digital Humanities Organizations (2019).</text:span></text:p>
      <text:p text:style-name="P2"/>
      <text:p text:style-name="P8"><text:soft-page-break/><text:span text:style-name="T2">Reviewer, Reviewer for the 2016 Annual Meeting of the DGfS, Deutsche Gesellschaft für Sprachwissenschaft (2016).</text:span></text:p>
      <text:p text:style-name="P2"/>
      <text:p text:style-name="P2"/>
      <text:p text:style-name="P1"><text:span text:style-name="T3">Public Engagement</text:span></text:p>
      <text:p text:style-name="P3"/>
      <text:p text:style-name="P8"><text:span text:style-name="T2">Juzek, T. S., &amp; Ward, Z. (2025). </text:span><text:span text:style-name="T4">Science Friday Interview</text:span><text:span text:style-name="T2">.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fo:font-size="12pt" style:font-name-asian="Arial Narrow" style:font-family-asian="'Arial Narrow'"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er" style:family="paragraph" style:parent-style-name="Header_20_and_20_Footer" style:class="extra"/>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writing-mode="lr-tb"/>
    </style:style>
    <style:style style:name="MP2" style:family="paragraph" style:parent-style-name="Standard">
      <style:paragraph-properties>
        <style:tab-stops>
          <style:tab-stop style:position="16.51cm" style:type="right"/>
        </style:tab-stops>
      </style:paragraph-properties>
    </style:style>
    <style:style style:name="MP3" style:family="paragraph" style:parent-style-name="Standard">
      <style:paragraph-properties fo:text-align="end" style:justify-single-word="false" style:writing-mode="lr-tb"/>
      <style:text-properties style:font-name="Times New Roman" fo:font-size="12pt" style:font-size-asian="12pt"/>
    </style:style>
    <style:style style:name="MT1" style:family="text">
      <style:text-properties style:font-name="Times New Roman" fo:font-size="12pt" style:font-size-asian="12pt"/>
    </style:style>
    <style:style style:name="MT2" style:family="text">
      <style:text-properties style:font-name="Times New Roman" fo:font-size="10pt" style:font-size-asian="10pt"/>
    </style:style>
    <style:page-layout style:name="Mpm1">
      <style:page-layout-properties fo:page-width="21.59cm" fo:page-height="27.94cm" style:num-format="1" style:print-orientation="portrait" fo:margin-top="1.52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52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ta for Linguistics Program</text:span></text:p>
      </style:header>
      <style:footer>
        <text:p text:style-name="MP2"><text:span text:style-name="MT2"><text:tab/>Page </text:span><text:span text:style-name="MT2"><text:page-number text:select-page="current">12</text:page-number></text:span></text:p>
      </style:footer>
    </style:master-page>
    <style:master-page style:name="First_20_Page" style:display-name="First Page" style:page-layout-name="Mpm2" draw:style-name="Mdp1" style:next-style-name="Standard">
      <style:header>
        <text:p text:style-name="MP3"/>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15T23:34:53.939119846</dc:date>
    <dc:creator>Tommie Juzek</dc:creator>
    <meta:editing-duration>PT54S</meta:editing-duration>
    <meta:editing-cycles>1</meta:editing-cycles>
    <meta:document-statistic meta:table-count="0" meta:image-count="0" meta:object-count="0" meta:page-count="12" meta:paragraph-count="171" meta:word-count="2429" meta:character-count="19072" meta:non-whitespace-character-count="16790"/>
    <meta:generator>LibreOffice/7.3.7.2$Linux_X86_64 LibreOffice_project/30$Build-2</meta:generator>
  </office:meta>
</office:document-meta>
</file>